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automatic-styles>
    <style:style style:family="table-column" style:name="Wshort" style:display-name="Wshort">
      <style:table-column-properties style:column-width="2cm"/>
    </style:style>
    <style:style style:family="table-column" style:name="Wwide" style:display-name="Wwide">
      <style:table-column-properties style:column-width="7cm"/>
    </style:style>
    <style:style style:family="text" style:name="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office:automatic-styles>
  <office:body>
    <office:text>
      <text:h text:outline-level="1"><text:span text:style-name="Not rejected">Customer service automation [Elaboration]</text:span></text:h>
      <table:table>
        <table:table-column table:style-name="Wshort" table:number-columns-repeated="1"/>
        <table:table-column table:style-name="Wwide" table:number-columns-repeated="1"/>
        <table:table-row>
          <table:table-cell office:value-type="string">
            <text:p><text:span text:style-name="Bold">Status</text:span></text:p>
          </table:table-cell>
          <table:table-cell office:value-type="string">
            <text:p><text:span text:style-name="Bold">Elaboration</text:span></text:p>
          </table:table-cell>
        </table:table-row>
        <table:table-row>
          <table:table-cell office:value-type="string">
            <text:p><text:span text:style-name="Bold">Priority</text:span></text:p>
          </table:table-cell>
          <table:table-cell office:value-type="string">
            <text:p>Must</text:p>
          </table:table-cell>
        </table:table-row>
        <table:table-row>
          <table:table-cell office:value-type="string">
            <text:p><text:span text:style-name="Bold">Description</text:span></text:p>
          </table:table-cell>
          <table:table-cell office:value-type="string">
            <text:p>Provide tools and techniques that allow customer interaction.</text:p>
          </table:table-cell>
        </table:table-row>
        <table:table-row>
          <table:table-cell office:value-type="string">
            <text:p><text:span text:style-name="Bold">Rationale</text:span></text:p>
          </table:table-cell>
          <table:table-cell office:value-type="string">
            <text:p>Customer interaction should where appropriate be funneled thorough online services to ensure capture of information to allow best possible service leveles and quickest possible response times. Aim to provide sufficent information to service personel to reduce ticket response times by 10%.</text:p>
          </table:table-cell>
        </table:table-row>
        <table:table-row>
          <table:table-cell office:value-type="string">
            <text:p><text:span text:style-name="Bold">Dependency to</text:span></text:p>
          </table:table-cell>
          <table:table-cell office:value-type="string">
            <text:list>
              <text:list-item>
                <text:p>Question form</text:p>
              </text:list-item>
              <text:list-item>
                <text:p>Ticket system</text:p>
              </text:list-item>
            </text:list>
          </table:table-cell>
        </table:table-row>
        <table:table-row>
          <table:table-cell office:value-type="string">
            <text:p><text:span text:style-name="Bold">Dependency from</text:span></text:p>
          </table:table-cell>
          <table:table-cell office:value-type="string">
            <text:list>
              <text:list-item>
                <text:p>Root</text:p>
              </text:list-item>
            </text:list>
          </table:table-cell>
        </table:table-row>
      </table:table>
      <text:h text:outline-level="2"><text:span text:style-name="Not rejected">Question form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Online form where customers can submit tickets.</text:p>
          </table:table-cell>
        </table:table-row>
        <table:table-row>
          <table:table-cell office:value-type="string">
            <text:p><text:span text:style-name="MBold">Rationale</text:span></text:p>
          </table:table-cell>
          <table:table-cell office:value-type="string">
            <text:p>Ensure customers submit appropriate information by requireing all necassary fields are completed befor accepting submission.</text:p>
          </table:table-cell>
        </table:table-row>
        <table:table-row>
          <table:table-cell office:value-type="string">
            <text:p><text:span text:style-name="MBold">Dependency from</text:span></text:p>
          </table:table-cell>
          <table:table-cell office:value-type="string">
            <text:list>
              <text:list-item>
                <text:p>Customer service automation</text:p>
              </text:list-item>
            </text:list>
          </table:table-cell>
        </table:table-row>
      </table:table>
      <text:h text:outline-level="2"><text:span text:style-name="Not rejected">Ticket system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Online system for handling customer tickets.</text:p>
          </table:table-cell>
        </table:table-row>
        <table:table-row>
          <table:table-cell office:value-type="string">
            <text:p><text:span text:style-name="MBold">Rationale</text:span></text:p>
          </table:table-cell>
          <table:table-cell office:value-type="string">
            <text:p>All customer service personel need common system to handle tickets.</text:p>
          </table:table-cell>
        </table:table-row>
        <table:table-row>
          <table:table-cell office:value-type="string">
            <text:p><text:span text:style-name="MBold">Dependency from</text:span></text:p>
          </table:table-cell>
          <table:table-cell office:value-type="string">
            <text:list>
              <text:list-item>
                <text:p>Customer service automation</text:p>
              </text:list-item>
            </text:list>
          </table:table-cell>
        </table:table-row>
        <table:table-row>
          <table:table-cell office:value-type="string">
            <text:p><text:span text:style-name="MBold">Design</text:span></text:p>
          </table:table-cell>
          <table:table-cell office:value-type="string">
            <text:list>
              <text:list-item>
                <text:p>design/ticket_screen_sketch.png</text:p>
              </text:list-item>
              <text:list-item>
                <text:p>design/ticket_screen_confirmation_sketch.png</text:p>
              </text:list-item>
            </text:list>
          </table:table-cell>
        </table:table-row>
      </table:table>
      <text:h text:outline-level="1"><text:span text:style-name="Not rejected">Sales force automation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Online sales data repository.</text:p>
          </table:table-cell>
        </table:table-row>
        <table:table-row>
          <table:table-cell office:value-type="string">
            <text:p><text:span text:style-name="MBold">Rationale</text:span></text:p>
          </table:table-cell>
          <table:table-cell office:value-type="string">
            <text:p>Allow sales team to manage contacts and opportunities.</text:p>
          </table:table-cell>
        </table:table-row>
        <table:table-row>
          <table:table-cell office:value-type="string">
            <text:p><text:span text:style-name="MBold">Dependency to</text:span></text:p>
          </table:table-cell>
          <table:table-cell office:value-type="string">
            <text:list>
              <text:list-item>
                <text:p>Provide customer info</text:p>
              </text:list-item>
            </text:list>
          </table:table-cell>
        </table:table-row>
        <table:table-row>
          <table:table-cell office:value-type="string">
            <text:p><text:span text:style-name="MBold">Dependency from</text:span></text:p>
          </table:table-cell>
          <table:table-cell office:value-type="string">
            <text:list>
              <text:list-item>
                <text:p>Root</text:p>
              </text:list-item>
            </text:list>
          </table:table-cell>
        </table:table-row>
      </table:table>
      <text:h text:outline-level="2"><text:span text:style-name="Not rejected">Provide customer info [Elaboration]</text:span></text:h>
      <table:table>
        <table:table-column table:style-name="MWshort" table:number-columns-repeated="1"/>
        <table:table-column table:style-name="MWwide" table:number-columns-repeated="1"/>
        <table:table-row>
          <table:table-cell office:value-type="string">
            <text:p><text:span text:style-name="MBold">Status</text:span></text:p>
          </table:table-cell>
          <table:table-cell office:value-type="string">
            <text:p><text:span text:style-name="MBold">Elaboration</text:span></text:p>
          </table:table-cell>
        </table:table-row>
        <table:table-row>
          <table:table-cell office:value-type="string">
            <text:p><text:span text:style-name="MBold">Priority</text:span></text:p>
          </table:table-cell>
          <table:table-cell office:value-type="string">
            <text:p>Must</text:p>
          </table:table-cell>
        </table:table-row>
        <table:table-row>
          <table:table-cell office:value-type="string">
            <text:p><text:span text:style-name="MBold">Description</text:span></text:p>
          </table:table-cell>
          <table:table-cell office:value-type="string">
            <text:p>Customer contact details and overview of purchases and purchase history.</text:p>
          </table:table-cell>
        </table:table-row>
        <table:table-row>
          <table:table-cell office:value-type="string">
            <text:p><text:span text:style-name="MBold">Rationale</text:span></text:p>
          </table:table-cell>
          <table:table-cell office:value-type="string">
            <text:p>Sales team need access to up to date information about their existing and potential clients.</text:p>
          </table:table-cell>
        </table:table-row>
        <table:table-row>
          <table:table-cell office:value-type="string">
            <text:p><text:span text:style-name="MBold">Dependency from</text:span></text:p>
          </table:table-cell>
          <table:table-cell office:value-type="string">
            <text:list>
              <text:list-item>
                <text:p>Sales force automation</text:p>
              </text:list-item>
            </text:list>
          </table:table-cell>
        </table:table-row>
      </table:table>
    </office:tex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styles/>
  <office:automatic-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meta>
    <dc:title>Requirements for project X</dc:title>
    <meta:generator>ODFPY/0.9.4</meta:generator>
  </office:meta>
</office:document-meta>
</file>